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2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Table_20_Contents">
      <style:paragraph-properties style:snap-to-layout-gri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Задачи за прошедшие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100,00%</text:p>
          </table:table-cell>
          <table:table-cell table:style-name="Таблица1.A2" office:value-type="string">
            <text:p text:style-name="P11">200 часов <text:span text:style-name="T1">/ 200 </text:span>часов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обеседование кандидата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Запись видео урока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11">12 часов / 6 часов</text:p>
          </table:table-cell>
          <table:table-cell table:style-name="Таблица1.E2" office:value-type="string">
            <text:p text:style-name="P11">Работы по стажировке</text:p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4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тажировка <text:s/>в Красноярске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<text:span text:style-name="T2">30</text:span> <text:span text:style-name="T2">часов / 3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 с <text:span text:style-name="T1">Blazemete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<text:span text:style-name="T1">1</text:span> час / 0 часов</text:p>
          </table:table-cell>
          <table:table-cell table:style-name="Таблица1.E2" office:value-type="string">
            <text:p text:style-name="P11">Отменен заказчиком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4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9"><text:span text:style-name="T2">1 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9"/>
          </table:table-cell>
          <table:table-cell table:style-name="Таблица2.B2">
            <text:p text:style-name="P12"/>
          </table:table-cell>
          <table:table-cell table:style-name="Таблица2.B2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2"/>
          </table:table-cell>
          <table:table-cell table:style-name="Таблица2.B2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07">
            <text:p text:style-name="P11">07.05.17</text:p>
          </table:table-cell>
          <table:table-cell table:style-name="Таблица4.A2" office:value-type="string">
            <text:p text:style-name="P11">160 часов</text:p>
          </table:table-cell>
          <table:table-cell table:style-name="Таблица4.E2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тажировк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07">
            <text:p text:style-name="P11">07.05.17</text:p>
          </table:table-cell>
          <table:table-cell table:style-name="Таблица4.A2" office:value-type="string">
            <text:p text:style-name="P11">45 часов</text:p>
          </table:table-cell>
          <table:table-cell table:style-name="Таблица4.E2" office:value-type="string">
            <text:p text:style-name="P11">Фирсанов К.А.</text:p>
            <text:p text:style-name="P11">Харитонов М.</text:p>
          </table:table-cell>
        </table:table-row>
        <table:table-row table:style-name="Таблица4.1">
          <table:table-cell table:style-name="Таблица4.A2" office:value-type="string">
            <text:p text:style-name="P11">Заполнение премиальных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04">
            <text:p text:style-name="P11">04.05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07">
            <text:p text:style-name="P11">07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Озвучивание видео урока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07">
            <text:p text:style-name="P11">07.05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07">
            <text:p text:style-name="P11">07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<text:span text:style-name="T1">QA </text:span>митинга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03">
            <text:p text:style-name="P11">03.05.17</text:p>
          </table:table-cell>
          <table:table-cell table:style-name="Таблица4.A2" office:value-type="string">
            <text:p text:style-name="P9"><text:span text:style-name="T2">12</text:span> <text:span text:style-name="T2">часов</text:span>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<text:span text:style-name="T1">Blazemeter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05">
            <text:p text:style-name="P11">05.05.17</text:p>
          </table:table-cell>
          <table:table-cell table:style-name="Таблица4.A2" office:value-type="string">
            <text:p text:style-name="P11"><text:span text:style-name="T1">1</text:span>6 часов</text:p>
          </table:table-cell>
          <table:table-cell table:style-name="Таблица4.E2" office:value-type="string">
            <text:p text:style-name="P11">Дудник В. 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9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2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2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5-14T12:04:50.38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02" meta:word-count="254" meta:character-count="1645"/>
  </office:meta>
</office:document-meta>
</file>